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28fb9" officeooo:paragraph-rsid="00028fb9"/>
    </style:style>
    <style:style style:name="P2" style:family="paragraph" style:parent-style-name="Text_20_body" style:list-style-name="L1">
      <style:text-properties officeooo:rsid="00028fb9" officeooo:paragraph-rsid="00028fb9"/>
    </style:style>
    <style:style style:name="P3" style:family="paragraph" style:parent-style-name="Text_20_body" style:list-style-name="L1">
      <style:text-properties fo:font-weight="normal" officeooo:rsid="00028fb9" officeooo:paragraph-rsid="00028fb9" style:font-weight-asian="normal" style:font-weight-complex="normal"/>
    </style:style>
    <style:style style:name="P4" style:family="paragraph" style:parent-style-name="Text_20_body" style:list-style-name="L1">
      <style:text-properties fo:font-weight="normal" officeooo:rsid="000443cf" officeooo:paragraph-rsid="000443cf" style:font-weight-asian="normal" style:font-weight-complex="normal"/>
    </style:style>
    <style:style style:name="P5" style:family="paragraph" style:parent-style-name="Text_20_body">
      <style:text-properties fo:font-weight="normal" officeooo:rsid="000443cf" officeooo:paragraph-rsid="000443cf" style:font-weight-asian="normal" style:font-weight-complex="normal"/>
    </style:style>
    <style:style style:name="P6" style:family="paragraph" style:parent-style-name="Text_20_body" style:list-style-name="L2">
      <style:text-properties fo:font-weight="normal" officeooo:rsid="0004b673" officeooo:paragraph-rsid="0004b67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b673" style:font-weight-asian="bold" style:font-weight-complex="bold"/>
    </style:style>
    <style:style style:name="T3" style:family="text">
      <style:text-properties fo:font-weight="normal" officeooo:rsid="0004b673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officeooo:rsid="0004b67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ormation of <text:span text:style-name="T6">n</text:span>ew <text:span text:style-name="T6">s</text:span>pecies <text:span text:style-name="T6">via </text:span><text:span text:style-name="T2">speciation</text:span></text:h>
      <text:p text:style-name="P1">Speciation is the formation of two species from one original species that can’t interbreed. This happens when two organisms from different species try to interbreed and produce infertile offspring. </text:p>
      <text:p text:style-name="P1">Speciation can be caused by multiple factors:</text:p>
      <text:list xml:id="list1695283477" text:style-name="L1">
        <text:list-item>
          <text:p text:style-name="P2">Allopatric speciation – A geographical barrier that prevents from interbreeding. Stops gene flow between organism, leading to a speciation event.</text:p>
          <text:list>
            <text:list-item>
              <text:p text:style-name="P2">Other homeland</text:p>
            </text:list-item>
          </text:list>
        </text:list-item>
        <text:list-item>
          <text:p text:style-name="P2">Sympatric speciation – A mutation became advantageous by chance, and through gene drift a speciation event happened.</text:p>
          <text:list>
            <text:list-item>
              <text:p text:style-name="P2">Same homeland – no geographical barrier.</text:p>
            </text:list-item>
            <text:list-item>
              <text:p text:style-name="P2">Occurs when members of a single population develop a difference<text:span text:style-name="T1"> without geographic isolation.</text:span></text:p>
            </text:list-item>
            <text:list-item>
              <text:p text:style-name="P3">A reproductive isolation barrier forms in between two species through sexual selection.</text:p>
            </text:list-item>
          </text:list>
        </text:list-item>
        <text:list-item>
          <text:p text:style-name="P4">Adaptive radiation – One ancestral species branches into many, each by occupying and<text:span text:style-name="T5"> </text:span><text:span text:style-name="T4">different niche</text:span> and environment.</text:p>
          <text:list>
            <text:list-item>
              <text:p text:style-name="P4">Example: cat and dog breeds.</text:p>
            </text:list-item>
            <text:list-item>
              <text:p text:style-name="P4">These ‘species’ can still interbreed, but <text:span text:style-name="T4">don’t prefer to.</text:span></text:p>
            </text:list-item>
          </text:list>
        </text:list-item>
      </text:list>
      <text:p text:style-name="P5">Rates of speciation can either be through small steps and slow changes <text:span text:style-name="T1">(Gradual Speciation) </text:span>or a rapid change due to a major environmental disruption <text:span text:style-name="T1">(Punctured Equilibrium).</text:span></text:p>
      <text:h text:style-name="Heading_20_3" text:outline-level="3">Reproductive Isolation <text:s/>- <text:span text:style-name="T6">p</text:span>revents interbreeding between species</text:h>
      <text:list xml:id="list560030051" text:style-name="L2">
        <text:list-item>
          <text:p text:style-name="P6">Prezygotic barriers – Blocks reproduction from taking place at all</text:p>
          <text:list>
            <text:list-item>
              <text:p text:style-name="P6">Anatomical barriers <text:s/>- Physically impossible</text:p>
            </text:list-item>
            <text:list-item>
              <text:p text:style-name="P6">Temporal isolation – breeding at different time</text:p>
            </text:list-item>
            <text:list-item>
              <text:p text:style-name="P6">Habitat isolation – living at different places</text:p>
            </text:list-item>
            <text:list-item>
              <text:p text:style-name="P6">Behavioral Isolation – mating choice and behavior</text:p>
            </text:list-item>
          </text:list>
        </text:list-item>
        <text:list-item>
          <text:p text:style-name="P6">Postzygotic barriers – Egg and sperm produce offspring that don’t live long or are sterile.</text:p>
          <text:list>
            <text:list-item>
              <text:p text:style-name="P6">These offspring <text:span text:style-name="T1">cannot reproduc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5:05:08.330718640</meta:creation-date>
    <dc:date>2023-04-18T15:34:54.466622238</dc:date>
    <meta:editing-duration>PT7M35S</meta:editing-duration>
    <meta:editing-cycles>1</meta:editing-cycles>
    <meta:document-statistic meta:table-count="0" meta:image-count="0" meta:object-count="0" meta:page-count="1" meta:paragraph-count="21" meta:word-count="238" meta:character-count="1609" meta:non-whitespace-character-count="1396"/>
    <meta:generator>LibreOffice/7.3.7.2$Linux_X86_64 LibreOffice_project/30$Build-2</meta:generator>
  </office:meta>
</office:document-meta>
</file>